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Regular" style:font-family-generic="roman"/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1" fo:font-size="14pt" style:font-size-asian="14pt" style:font-size-complex="14pt"/>
    </style:style>
    <style:style style:name="T1" style:family="text">
      <style:text-properties style:text-position="-33%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σ<text:span text:style-name="T1">i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<text:span text:style-name="T1">i-1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α<text:span text:style-name="T1">i-1</text:span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<text:span text:style-name="T1">i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θ<text:span text:style-name="T1">i</text:span>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<text:span text:style-name="T1">ifig</text:span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adornments="Regular" style:font-family-generic="roman"/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12-02T01:03:58.162747105</meta:creation-date>
    <dc:date>2014-12-02T01:12:38.781859086</dc:date>
    <dc:creator>JackDanny </dc:creator>
    <meta:editing-duration>P0D</meta:editing-duration>
    <meta:editing-cycles>1</meta:editing-cycles>
    <meta:document-statistic meta:table-count="1" meta:cell-count="34" meta:object-count="0"/>
    <meta:generator>LibreOffice/4.2.7.2$Linux_x86 LibreOffice_project/420m0$Build-2</meta:generator>
  </office:meta>
</office:document-meta>
</file>